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7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p11-03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olumn 1</text:p>
          </table:table-cell>
          <table:table-cell table:formula="of:=COUNT([$'rp11-03'.$A$2:.$A$19])" office:value-type="float" office:value="18" calcext:value-type="float">
            <text:p>18</text:p>
          </table:table-cell>
          <table:table-cell table:formula="of:=SUM([$'rp11-03'.$A$2:.$A$19])" office:value-type="float" office:value="757" calcext:value-type="float">
            <text:p>757</text:p>
          </table:table-cell>
          <table:table-cell table:formula="of:=AVERAGE([$'rp11-03'.$A$2:.$A$19])" office:value-type="float" office:value="42.0555555555556" calcext:value-type="float">
            <text:p>42.0555555555556</text:p>
          </table:table-cell>
          <table:table-cell table:formula="of:=VAR([$'rp11-03'.$A$2:.$A$19])" office:value-type="float" office:value="332.290849673203" calcext:value-type="float">
            <text:p>332.29084967320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olumn 2</text:p>
          </table:table-cell>
          <table:table-cell table:formula="of:=COUNT([$'rp11-03'.$B$2:.$B$19])" office:value-type="float" office:value="14" calcext:value-type="float">
            <text:p>14</text:p>
          </table:table-cell>
          <table:table-cell table:formula="of:=SUM([$'rp11-03'.$B$2:.$B$19])" office:value-type="float" office:value="587" calcext:value-type="float">
            <text:p>587</text:p>
          </table:table-cell>
          <table:table-cell table:formula="of:=AVERAGE([$'rp11-03'.$B$2:.$B$19])" office:value-type="float" office:value="41.9285714285714" calcext:value-type="float">
            <text:p>41.9285714285714</text:p>
          </table:table-cell>
          <table:table-cell table:formula="of:=VAR([$'rp11-03'.$B$2:.$B$19])" office:value-type="float" office:value="364.532967032967" calcext:value-type="float">
            <text:p>364.5329670329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olumn 3</text:p>
          </table:table-cell>
          <table:table-cell table:formula="of:=COUNT([$'rp11-03'.$C$2:.$C$19])" office:value-type="float" office:value="16" calcext:value-type="float">
            <text:p>16</text:p>
          </table:table-cell>
          <table:table-cell table:formula="of:=SUM([$'rp11-03'.$C$2:.$C$19])" office:value-type="float" office:value="615" calcext:value-type="float">
            <text:p>615</text:p>
          </table:table-cell>
          <table:table-cell table:formula="of:=AVERAGE([$'rp11-03'.$C$2:.$C$19])" office:value-type="float" office:value="38.4375" calcext:value-type="float">
            <text:p>38.4375</text:p>
          </table:table-cell>
          <table:table-cell table:formula="of:=VAR([$'rp11-03'.$C$2:.$C$19])" office:value-type="float" office:value="152.529166666667" calcext:value-type="float">
            <text:p>152.5291666666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Column 4</text:p>
          </table:table-cell>
          <table:table-cell table:formula="of:=COUNT([$'rp11-03'.$D$2:.$D$19])" office:value-type="float" office:value="14" calcext:value-type="float">
            <text:p>14</text:p>
          </table:table-cell>
          <table:table-cell table:formula="of:=SUM([$'rp11-03'.$D$2:.$D$19])" office:value-type="float" office:value="550" calcext:value-type="float">
            <text:p>550</text:p>
          </table:table-cell>
          <table:table-cell table:formula="of:=AVERAGE([$'rp11-03'.$D$2:.$D$19])" office:value-type="float" office:value="39.2857142857143" calcext:value-type="float">
            <text:p>39.2857142857143</text:p>
          </table:table-cell>
          <table:table-cell table:formula="of:=VAR([$'rp11-03'.$D$2:.$D$19])" office:value-type="float" office:value="152.21978021978" calcext:value-type="float">
            <text:p>152.2197802197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'rp11-03'.$H$6:.$H$9];[$'rp11-03'.$I$6:.$I$9])-SUM([$'rp11-03'.$H$6:.$H$9])^2/SUM([$'rp11-03'.$G$6:.$G$9])" office:value-type="float" office:value="160.767825140807" calcext:value-type="float">
            <text:p>160.767825140807</text:p>
          </table:table-cell>
          <table:table-cell table:formula="of:=COUNT([$'rp11-03'.$H$6:.$H$9])-1" office:value-type="float" office:value="3" calcext:value-type="float">
            <text:p>3</text:p>
          </table:table-cell>
          <table:table-cell table:formula="of:=[$'rp11-03'.$G$12] / [$'rp11-03'.$H$12]" office:value-type="float" office:value="53.5892750469357" calcext:value-type="float">
            <text:p>53.5892750469357</text:p>
          </table:table-cell>
          <table:table-cell table:formula="of:=[$'rp11-03'.$I$12] / [$'rp11-03'.$I$13]" office:value-type="float" office:value="0.212094741764454" calcext:value-type="float">
            <text:p>0.212094741764454</text:p>
          </table:table-cell>
          <table:table-cell table:formula="of:=LEGACY.FDIST([$'rp11-03'.$J$12]; [$'rp11-03'.$H$12]; [$'rp11-03'.$H$13])" office:value-type="float" office:value="0.887627170146966" calcext:value-type="float">
            <text:p>0.887627170146966</text:p>
          </table:table-cell>
          <table:table-cell table:formula="of:=LEGACY.FINV([$'rp11-03'.$G$3]; [$'rp11-03'.$H$12]; [$'rp11-03'.$H$13])" office:value-type="float" office:value="2.76355183743279" calcext:value-type="float">
            <text:p>2.76355183743279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.$A$2:.$A$19]);DEVSQ([.$B$2:.$B$19]);DEVSQ([.$C$2:.$C$19]);DEVSQ([.$D$2:.$D$19]))" office:value-type="float" office:value="14654.6676587302" calcext:value-type="float">
            <text:p>14654.6676587302</text:p>
          </table:table-cell>
          <table:table-cell table:formula="of:=SUM([$'rp11-03'.$G$6:.$G$9])-COUNT([$'rp11-03'.$G$6:.$G$9])" office:value-type="float" office:value="58" calcext:value-type="float">
            <text:p>58</text:p>
          </table:table-cell>
          <table:table-cell table:formula="of:=[$'rp11-03'.$G$13] / [$'rp11-03'.$H$13]" office:value-type="float" office:value="252.66668377121" calcext:value-type="float">
            <text:p>252.6666837712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Total</text:p>
          </table:table-cell>
          <table:table-cell table:formula="of:=DEVSQ([$'rp11-03'.$A$2:.$A$19],[$'rp11-03'.$B$2:.$B$19],[$'rp11-03'.$C$2:.$C$19],[$'rp11-03'.$D$2:.$D$19])" office:value-type="string" office:string-value="" calcext:value-type="error">
            <text:p>Err:508</text:p>
          </table:table-cell>
          <table:table-cell table:formula="of:=SUM([$'rp11-03'.$G$6:.$G$9]) - 1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2T19:22:51.270166808</dc:date>
    <meta:editing-duration>PT19M52S</meta:editing-duration>
    <meta:editing-cycles>1</meta:editing-cycles>
    <meta:document-statistic meta:table-count="1" meta:cell-count="115" meta:object-count="0"/>
    <meta:generator>LibreOffice/6.0.7.3$Linux_X86_64 LibreOffice_project/00m0$Build-3</meta:generator>
  </office:meta>
</office:document-meta>
</file>